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sicController.getPeo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opleWrapper.Peopl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opleWrapper.PeopleWrapper( List &lt; Person &gt; compo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Wrapper.getCompo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AssertionTests.testNode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AssertionTests.testXml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